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Resistor Model</text:p>
          </table:table-cell>
          <table:table-cell office:value-type="string" calcext:value-type="string">
            <text:p>Sheet Resistance (Typical)</text:p>
          </table:table-cell>
          <table:table-cell office:value-type="string" calcext:value-type="string">
            <text:p>Rsh– FF (Mult Factor)</text:p>
          </table:table-cell>
          <table:table-cell table:style-name="ce1" office:value-type="string" calcext:value-type="string">
            <text:p>Rsh– SS (Mult Factor)</text:p>
          </table:table-cell>
          <table:table-cell office:value-type="string" calcext:value-type="string">
            <text:p>ptc1 (Linear Temperature Coeff)</text:p>
          </table:table-cell>
          <table:table-cell table:style-name="ce1" office:value-type="string" calcext:value-type="string">
            <text:p>ptc2 (Quadratic Temperature Coef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odl</text:p>
          </table:table-cell>
          <table:table-cell office:value-type="float" office:value="15.24567" calcext:value-type="float">
            <text:p>15.24567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0.002026898" calcext:value-type="float">
            <text:p>0.002026898</text:p>
          </table:table-cell>
          <table:table-cell table:style-name="ce3" office:value-type="float" office:value="-0.00000342" calcext:value-type="float">
            <text:p>-3.42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ods</text:p>
          </table:table-cell>
          <table:table-cell office:value-type="float" office:value="15.24567" calcext:value-type="float">
            <text:p>15.24567</text:p>
          </table:table-cell>
          <table:table-cell office:value-type="float" office:value="0.71" calcext:value-type="float">
            <text:p>0.71</text:p>
          </table:table-cell>
          <table:table-cell office:value-type="float" office:value="1.33" calcext:value-type="float">
            <text:p>1.33</text:p>
          </table:table-cell>
          <table:table-cell office:value-type="float" office:value="0.00230755" calcext:value-type="float">
            <text:p>0.00230755</text:p>
          </table:table-cell>
          <table:table-cell office:value-type="float" office:value="-0.00000478" calcext:value-type="float">
            <text:p>-4.78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odwo</text:p>
          </table:table-cell>
          <table:table-cell office:value-type="float" office:value="104.1410518" calcext:value-type="float">
            <text:p>104.1410518</text:p>
          </table:table-cell>
          <table:table-cell office:value-type="float" office:value="0.82" calcext:value-type="float">
            <text:p>0.82</text:p>
          </table:table-cell>
          <table:table-cell office:value-type="float" office:value="1.18" calcext:value-type="float">
            <text:p>1.18</text:p>
          </table:table-cell>
          <table:table-cell table:style-name="ce2" office:value-type="float" office:value="0.00158" calcext:value-type="float">
            <text:p>1.58E-03</text:p>
          </table:table-cell>
          <table:table-cell office:value-type="float" office:value="0.000000418" calcext:value-type="float">
            <text:p>4.18E-07</text:p>
          </table:table-cell>
          <table:table-cell table:number-columns-repeated="4"/>
          <table:table-cell office:value-type="string" calcext:value-type="string">
            <text:p>## Assumed ptcp1,ptcp2 instead of ptce1,ptce2</text:p>
          </table:table-cell>
        </table:table-row>
        <table:table-row table:style-name="ro1">
          <table:table-cell office:value-type="string" calcext:value-type="string">
            <text:p>rnpolyl</text:p>
          </table:table-cell>
          <table:table-cell office:value-type="float" office:value="15.39650316" calcext:value-type="float">
            <text:p>15.39650316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0.002092435" calcext:value-type="float">
            <text:p>0.002092435</text:p>
          </table:table-cell>
          <table:table-cell office:value-type="float" office:value="-0.00000421" calcext:value-type="float">
            <text:p>-4.2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polys</text:p>
          </table:table-cell>
          <table:table-cell office:value-type="float" office:value="15.39650316" calcext:value-type="float">
            <text:p>15.39650316</text:p>
          </table:table-cell>
          <table:table-cell office:value-type="float" office:value="0.64" calcext:value-type="float">
            <text:p>0.64</text:p>
          </table:table-cell>
          <table:table-cell office:value-type="float" office:value="1.33" calcext:value-type="float">
            <text:p>1.33</text:p>
          </table:table-cell>
          <table:table-cell office:value-type="float" office:value="0.002431439" calcext:value-type="float">
            <text:p>0.002431439</text:p>
          </table:table-cell>
          <table:table-cell office:value-type="float" office:value="-0.0000061" calcext:value-type="float">
            <text:p>-6.10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polywo</text:p>
          </table:table-cell>
          <table:table-cell office:value-type="float" office:value="124.4470272" calcext:value-type="float">
            <text:p>124.4470272</text:p>
          </table:table-cell>
          <table:table-cell office:value-type="float" office:value="0.83" calcext:value-type="float">
            <text:p>0.83</text:p>
          </table:table-cell>
          <table:table-cell office:value-type="float" office:value="1.18" calcext:value-type="float">
            <text:p>1.18</text:p>
          </table:table-cell>
          <table:table-cell table:style-name="ce2" office:value-type="float" office:value="0.000175" calcext:value-type="float">
            <text:p>1.75E-04</text:p>
          </table:table-cell>
          <table:table-cell office:value-type="float" office:value="0.000000252" calcext:value-type="float">
            <text:p>2.52E-07</text:p>
          </table:table-cell>
          <table:table-cell table:number-columns-repeated="4"/>
          <table:table-cell office:value-type="string" calcext:value-type="string">
            <text:p>## Assumed ptcp1,ptcp2 instead of ptce1,ptce2</text:p>
          </table:table-cell>
        </table:table-row>
        <table:table-row table:style-name="ro1">
          <table:table-cell office:value-type="string" calcext:value-type="string">
            <text:p>rnwod</text:p>
          </table:table-cell>
          <table:table-cell office:value-type="float" office:value="316" calcext:value-type="float">
            <text:p>316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0.00293" calcext:value-type="float">
            <text:p>2.93E-03</text:p>
          </table:table-cell>
          <table:table-cell table:style-name="Default" table:formula="of:=0.00000999" office:value-type="float" office:value="0.00000999" calcext:value-type="float">
            <text:p>9.99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wsti</text:p>
          </table:table-cell>
          <table:table-cell office:value-type="float" office:value="605" calcext:value-type="float">
            <text:p>60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0.0023" calcext:value-type="float">
            <text:p>2.30E-03</text:p>
          </table:table-cell>
          <table:table-cell office:value-type="float" office:value="0.00000934" calcext:value-type="float">
            <text:p>9.34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odl</text:p>
          </table:table-cell>
          <table:table-cell office:value-type="float" office:value="14.552007" calcext:value-type="float">
            <text:p>14.552007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0.002190805" calcext:value-type="float">
            <text:p>0.002190805</text:p>
          </table:table-cell>
          <table:table-cell office:value-type="float" office:value="-0.00000237" calcext:value-type="float">
            <text:p>-2.37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ods</text:p>
          </table:table-cell>
          <table:table-cell office:value-type="float" office:value="14.552007" calcext:value-type="float">
            <text:p>14.552007</text:p>
          </table:table-cell>
          <table:table-cell office:value-type="float" office:value="0.71" calcext:value-type="float">
            <text:p>0.71</text:p>
          </table:table-cell>
          <table:table-cell office:value-type="float" office:value="1.34" calcext:value-type="float">
            <text:p>1.34</text:p>
          </table:table-cell>
          <table:table-cell office:value-type="float" office:value="0.002261914" calcext:value-type="float">
            <text:p>0.002261914</text:p>
          </table:table-cell>
          <table:table-cell office:value-type="float" office:value="-0.000000441" calcext:value-type="float">
            <text:p>-4.41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odwo</text:p>
          </table:table-cell>
          <table:table-cell office:value-type="float" office:value="257.3520919" calcext:value-type="float">
            <text:p>257.3520919</text:p>
          </table:table-cell>
          <table:table-cell office:value-type="float" office:value="0.85" calcext:value-type="float">
            <text:p>0.85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0.00133" calcext:value-type="float">
            <text:p>1.33E-03</text:p>
          </table:table-cell>
          <table:table-cell office:value-type="float" office:value="0.000000571" calcext:value-type="float">
            <text:p>5.71E-07</text:p>
          </table:table-cell>
          <table:table-cell table:number-columns-repeated="4"/>
          <table:table-cell office:value-type="string" calcext:value-type="string">
            <text:p>## Assumed ptcp1,ptcp2 instead of ptce1,ptce2</text:p>
          </table:table-cell>
        </table:table-row>
        <table:table-row table:style-name="ro1">
          <table:table-cell office:value-type="string" calcext:value-type="string">
            <text:p>rppolyl</text:p>
          </table:table-cell>
          <table:table-cell office:value-type="float" office:value="14.81890631" calcext:value-type="float">
            <text:p>14.81890631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0.00230054" calcext:value-type="float">
            <text:p>0.00230054</text:p>
          </table:table-cell>
          <table:table-cell office:value-type="float" office:value="-0.00000332" calcext:value-type="float">
            <text:p>-3.32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polys</text:p>
          </table:table-cell>
          <table:table-cell office:value-type="float" office:value="14.81890631" calcext:value-type="float">
            <text:p>14.81890631</text:p>
          </table:table-cell>
          <table:table-cell office:value-type="float" office:value="0.63" calcext:value-type="float">
            <text:p>0.63</text:p>
          </table:table-cell>
          <table:table-cell office:value-type="float" office:value="1.38" calcext:value-type="float">
            <text:p>1.38</text:p>
          </table:table-cell>
          <table:table-cell office:value-type="float" office:value="0.002614034" calcext:value-type="float">
            <text:p>0.002614034</text:p>
          </table:table-cell>
          <table:table-cell office:value-type="float" office:value="-0.00000537" calcext:value-type="float">
            <text:p>-5.37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polywo</text:p>
          </table:table-cell>
          <table:table-cell office:value-type="float" office:value="756.206475" calcext:value-type="float">
            <text:p>756.206475</text:p>
          </table:table-cell>
          <table:table-cell office:value-type="float" office:value="0.83" calcext:value-type="float">
            <text:p>0.83</text:p>
          </table:table-cell>
          <table:table-cell office:value-type="float" office:value="1.18" calcext:value-type="float">
            <text:p>1.18</text:p>
          </table:table-cell>
          <table:table-cell table:style-name="ce2" office:value-type="float" office:value="-0.000344" calcext:value-type="float">
            <text:p>-3.44E-04</text:p>
          </table:table-cell>
          <table:table-cell office:value-type="float" office:value="0.000000732" calcext:value-type="float">
            <text:p>7.32E-07</text:p>
          </table:table-cell>
          <table:table-cell table:number-columns-repeated="4"/>
          <table:table-cell office:value-type="string" calcext:value-type="string">
            <text:p>## Assumed ptcp1,ptcp2 instead of ptce1,ptc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4">00/00/0000</text:date>, <text:time style:data-style-name="N2" text:time-value="03:18:34.328897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6:13:06.174489484</meta:creation-date>
    <dc:date>2021-10-24T10:36:25.813301086</dc:date>
    <meta:editing-duration>P7DT7H25M26S</meta:editing-duration>
    <meta:editing-cycles>3</meta:editing-cycles>
    <meta:generator>LibreOffice/5.3.6.1$Linux_X86_64 LibreOffice_project/30$Build-1</meta:generator>
    <meta:document-statistic meta:table-count="1" meta:cell-count="94" meta:object-count="0"/>
  </office:meta>
</office:document-meta>
</file>